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104cm" fo:min-width="2.89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5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8" style:family="graphic" style:parent-style-name="objectwithoutfill">
      <style:graphic-properties draw:stroke="dash" draw:stroke-dash="Dash" draw:marker-start="Linienspitzen_20_1" draw:marker-end="Linienspitzen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/>
    </style:style>
    <style:style style:name="P7" style:family="paragraph">
      <style:paragraph-properties fo:text-align="end"/>
      <style:text-properties fo:color="#2a6099" loext:opacity="100%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2a6099" loext:opacity="100%" fo:font-size="8pt"/>
    </style:style>
    <style:style style:name="P9" style:family="paragraph">
      <style:paragraph-properties fo:text-align="start"/>
      <style:text-properties fo:color="#2a6099" loext:opacity="100%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2a6099" loext:opacity="100%"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0.5cm" draw:transform="rotate (1.5707963267949) translate (7.75cm 8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2" draw:text-style-name="P2" draw:layer="layout" svg:width="0.3cm" svg:height="0.3cm" svg:x="6.8cm" svg:y="3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cm" svg:height="0.4cm" svg:x="6.75cm" svg:y="3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7.1cm" svg:y1="4.1cm" svg:x2="7.6cm" svg:y2="4.1cm">
            <text:p/>
          </draw:line>
          <draw:custom-shape draw:style-name="gr2" draw:text-style-name="P2" draw:layer="layout" svg:width="0.2cm" svg:height="0.2cm" svg:x="6.9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1cm" svg:y1="3.65cm" svg:x2="7.6cm" svg:y2="3.65cm">
            <text:p/>
          </draw:line>
          <draw:custom-shape draw:style-name="gr6" draw:text-style-name="P5" draw:layer="layout" svg:width="0.15cm" svg:height="0.75cm" svg:x="7.6cm" svg:y="3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3cm" svg:height="0.3cm" svg:x="6.8cm" svg:y="4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cm" svg:height="0.4cm" svg:x="6.75cm" svg:y="4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7.1cm" svg:y1="5.1cm" svg:x2="7.6cm" svg:y2="5.1cm">
            <text:p/>
          </draw:line>
          <draw:custom-shape draw:style-name="gr2" draw:text-style-name="P2" draw:layer="layout" svg:width="0.2cm" svg:height="0.2cm" svg:x="6.9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1cm" svg:y1="4.65cm" svg:x2="7.6cm" svg:y2="4.65cm">
            <text:p/>
          </draw:line>
          <draw:custom-shape draw:style-name="gr6" draw:text-style-name="P5" draw:layer="layout" svg:width="0.15cm" svg:height="0.75cm" svg:x="7.6cm" svg:y="4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3cm" svg:height="0.3cm" draw:transform="rotate (-3.14159265358979) translate (9.2cm 5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cm" svg:height="0.4cm" draw:transform="rotate (-3.14159265358979) translate (9.25cm 5.6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4" draw:layer="layout" svg:x1="8.9cm" svg:y1="5.4cm" svg:x2="8.4cm" svg:y2="5.4cm">
              <text:p/>
            </draw:line>
            <draw:custom-shape draw:style-name="gr2" draw:text-style-name="P2" draw:layer="layout" svg:width="0.2cm" svg:height="0.2cm" draw:transform="rotate (-3.14159265358979) translate (9.1cm 5.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8.9cm" svg:y1="5.85cm" svg:x2="8.4cm" svg:y2="5.85cm">
              <text:p/>
            </draw:line>
            <draw:custom-shape draw:style-name="gr6" draw:text-style-name="P5" draw:layer="layout" svg:width="0.15cm" svg:height="0.75cm" svg:x="8.25cm" svg:y="5.2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6" draw:layer="layout" svg:width="1.874cm" svg:height="0.569cm" svg:x="7.05cm" svg:y="2.731cm">
          <draw:text-box>
            <text:p><text:span text:style-name="T1">Multiplexer</text:span></text:p>
          </draw:text-box>
        </draw:frame>
        <draw:g>
          <draw:g>
            <draw:custom-shape draw:style-name="gr2" draw:text-style-name="P2" draw:layer="layout" svg:width="0.3cm" svg:height="0.3cm" svg:x="6.8cm" svg:y="7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cm" svg:height="0.4cm" svg:x="6.75cm" svg:y="7.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7.1cm" svg:y1="7.6cm" svg:x2="7.6cm" svg:y2="7.6cm">
            <text:p/>
          </draw:line>
          <draw:custom-shape draw:style-name="gr2" draw:text-style-name="P2" draw:layer="layout" svg:width="0.2cm" svg:height="0.2cm" svg:x="6.9cm" svg:y="7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1cm" svg:y1="7.15cm" svg:x2="7.6cm" svg:y2="7.15cm">
            <text:p/>
          </draw:line>
          <draw:custom-shape draw:style-name="gr6" draw:text-style-name="P5" draw:layer="layout" svg:width="0.15cm" svg:height="0.75cm" svg:x="7.6cm" svg:y="7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2" draw:layer="layout" svg:x1="7.25cm" svg:y1="5.25cm" svg:x2="7.25cm" svg:y2="7cm">
          <text:p/>
        </draw:line>
        <draw:frame draw:style-name="gr7" draw:text-style-name="P8" draw:layer="layout" svg:width="2.894cm" svg:height="0.887cm" svg:x="4.506cm" svg:y="5.65cm">
          <draw:text-box>
            <text:p text:style-name="P7"><text:span text:style-name="T1">Up to 256 provided</text:span></text:p>
            <text:p text:style-name="P7"><text:span text:style-name="T1">RODA interfaces</text:span></text:p>
          </draw:text-box>
        </draw:frame>
        <draw:frame draw:style-name="gr9" draw:text-style-name="P10" draw:layer="layout" svg:width="2.75cm" svg:height="0.887cm" svg:x="8.95cm" svg:y="5.113cm">
          <draw:text-box>
            <text:p text:style-name="P9"><text:span text:style-name="T1">One required</text:span></text:p>
            <text:p text:style-name="P9"><text:span text:style-name="T1">RODA interfa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0T17:56:44.582331996</meta:creation-date>
    <dc:date>2021-08-10T18:01:16.048235464</dc:date>
    <meta:editing-duration>PT4M31S</meta:editing-duration>
    <meta:editing-cycles>1</meta:editing-cycles>
    <meta:document-statistic meta:object-count="38"/>
    <meta:generator>LibreOffice/7.1.3.2$Linux_X86_64 LibreOffice_project/10$Build-2</meta:generator>
  </office:meta>
</office:document-meta>
</file>